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ing_20_1" style:master-page-name="First_20_Page">
      <style:paragraph-properties style:page-number="auto"/>
      <style:text-properties officeooo:paragraph-rsid="001a7ab2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07ca56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5553120033648" text:id="ct10555312003364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5553122037616" text:id="ct105553122037616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5553122046768" text:id="ct1055531220467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5" text:outline-level="1"><text:change text:change-id="ct105553120033648"/>Adopted as a NMRA <text:span text:style-name="T15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5553122037616"/><text:change-start text:change-id="ct105553122046768"/>Version History<text:change-end text:change-id="ct1055531220467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8T19:27:37.950097206" text:date-adjust="PT1440H00M00S">Apr 19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Event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3.1-TN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7</meta:editing-cycles>
    <meta:editing-duration>PT19H53M15S</meta:editing-duration>
    <meta:generator>LibreOffice/4.4.0.3$MacOSX_X86_64 LibreOffice_project/de093506bcdc5fafd9023ee680b8c60e3e0645d7</meta:generator>
    <dc:date>2015-02-18T19:27:37.857331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7" meta:character-count="462" meta:non-whitespace-character-count="392"/>
  </office:meta>
</office:document-meta>
</file>